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marker-start-width="0.205cm" draw:marker-end-width="0.205cm" draw:fill="solid" draw:fill-color="#ffffff" draw:textarea-horizontal-align="justify" draw:textarea-vertical-align="middle" draw:auto-grow-height="false" fo:min-height="0.5cm" fo:min-width="0.5cm" fo:padding-top="-0.025cm" fo:padding-bottom="-0.025cm" fo:padding-left="-0.025cm" fo:padding-right="-0.02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Linienspitzen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Linienspitzen_20_2" draw:marker-end-width="0.3cm" draw:fill="none" draw:textarea-vertical-align="middle" loext:decorative="false"/>
    </style:style>
    <style:style style:name="gr5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25cm" fo:min-width="0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 loext:decorative="false"/>
    </style:style>
    <style:style style:name="gr8" style:family="graphic" style:parent-style-name="objectwithoutfill">
      <style:graphic-properties svg:stroke-color="#ff0000" draw:fill="none" draw:textarea-vertical-align="middle" loext:decorative="false"/>
    </style:style>
    <style:style style:name="gr9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624cm" fo:min-width="0.62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marker-start-width="0.205cm" draw:marker-end-width="0.205cm" draw:fill="solid" draw:fill-color="#ffffff" draw:textarea-horizontal-align="justify" draw:textarea-vertical-align="middle" draw:auto-grow-height="false" fo:min-height="0.55cm" fo:min-width="0.55cm" fo:padding-top="-0.025cm" fo:padding-bottom="-0.025cm" fo:padding-left="-0.025cm" fo:padding-right="-0.025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a933" draw:fill="none" draw:textarea-vertical-align="middle" loext:decorative="false"/>
    </style:style>
    <style:style style:name="gr12" style:family="graphic" style:parent-style-name="objectwithoutfill">
      <style:graphic-properties draw:stroke="dash" draw:stroke-dash="Dot" svg:stroke-color="#ff8000" svg:stroke-linecap="butt" draw:fill="none" draw:textarea-vertical-align="middle" loext:decorative="false"/>
    </style:style>
    <style:style style:name="gr13" style:family="graphic" style:parent-style-name="objectwithoutfill">
      <style:graphic-properties svg:stroke-color="#ff8000" draw:fill="none" draw:textarea-vertical-align="middle" loext:decorative="false"/>
    </style:style>
    <style:style style:name="gr14" style:family="graphic" style:parent-style-name="standard">
      <style:graphic-properties draw:stroke="none" draw:fill="solid" draw:fill-color="#ff972f" draw:textarea-vertical-align="middle" fo:min-height="0.178cm" fo:min-width="0.178cm" loext:decorative="false"/>
    </style:style>
    <style:style style:name="gr15" style:family="graphic" style:parent-style-name="standard">
      <style:graphic-properties draw:stroke="none" draw:fill="solid" draw:fill-color="#ff972f" draw:textarea-horizontal-align="justify" draw:textarea-vertical-align="middle" draw:auto-grow-height="false" fo:min-height="0.178cm" fo:min-width="0.178cm" loext:decorative="false"/>
    </style:style>
    <style:style style:name="gr16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gr17" style:family="graphic" style:parent-style-name="objectwithoutfill">
      <style:graphic-properties draw:fill="none" draw:textarea-vertical-align="middle" loext:decorative="false"/>
    </style:style>
    <style:style style:name="gr18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0.178cm" fo:min-width="0.178cm" loext:decorative="false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.5cm" loext:decorative="false"/>
      <style:paragraph-properties style:writing-mode="lr-tb"/>
    </style:style>
    <style:style style:name="gr20" style:family="graphic" style:parent-style-name="objectwithoutfill">
      <style:graphic-properties svg:stroke-color="#ff0000" draw:fill="none" draw:textarea-vertical-align="middle" loext:decorative="false"/>
      <style:paragraph-properties style:writing-mode="lr-tb"/>
    </style:style>
    <style:style style:name="gr21" style:family="graphic" style:parent-style-name="objectwithoutfill">
      <style:graphic-properties svg:stroke-color="#00a933" draw:fill="none" draw:textarea-vertical-align="middle" loext:decorative="false"/>
      <style:paragraph-properties style:writing-mode="lr-tb"/>
    </style:style>
    <style:style style:name="gr22" style:family="graphic" style:parent-style-name="objectwithoutfill">
      <style:graphic-properties draw:marker-end="Linienspitzen_20_5" draw:marker-end-width="0.3cm" draw:fill="none" draw:textarea-vertical-align="middle" loext:decorative="false"/>
      <style:paragraph-properties style:writing-mode="lr-tb"/>
    </style:style>
    <style:style style:name="gr23" style:family="graphic" style:parent-style-name="objectwithoutfill">
      <style:graphic-properties draw:marker-start="Linienspitzen_20_10" draw:marker-start-width="0.3cm" draw:marker-end="" draw:marker-end-width="0.3cm" draw:fill="none" draw:textarea-vertical-align="middle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77bc65" draw:textarea-horizontal-align="justify" draw:textarea-vertical-align="middle" draw:auto-grow-height="false" fo:min-height="0.178cm" fo:min-width="0.178cm" loext:decorative="false"/>
    </style:style>
    <style:style style:name="gr26" style:family="graphic" style:parent-style-name="standard">
      <style:graphic-properties draw:stroke="none" draw:fill="solid" draw:fill-color="#ff6d6d" draw:textarea-horizontal-align="justify" draw:textarea-vertical-align="middle" draw:auto-grow-height="false" fo:min-height="0.178cm" fo:min-width="0.178cm" loext:decorative="false"/>
    </style:style>
    <style:style style:name="gr27" style:family="graphic" style:parent-style-name="standard">
      <style:graphic-properties draw:marker-start="Linienspitzen_20_11" draw:marker-start-width="0.3cm" draw:marker-end="Linienspitzen_20_12" draw:marker-end-width="0.3cm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svg:stroke-color="#ea7500" draw:fill="none" draw:textarea-horizontal-align="left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style:font-name="Liberation Sans"/>
    </style:style>
    <style:style style:name="P5" style:family="paragraph">
      <loext:graphic-properties draw:fill="solid" draw:fill-color="#ffffff"/>
      <style:paragraph-properties fo:text-align="end" style:writing-mode="lr-tb"/>
      <style:text-properties style:font-name="Liberation Sans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ffffff"/>
      <style:paragraph-properties fo:text-align="end" style:writing-mode="lr-tb"/>
    </style:style>
    <style:style style:name="P8" style:family="paragraph">
      <loext:graphic-properties draw:fill="solid" draw:fill-color="#ff972f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solid" draw:fill-color="#ff972f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solid" draw:fill-color="#729fcf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style:paragraph-properties fo:text-align="start"/>
      <style:text-properties fo:font-weight="bold"/>
    </style:style>
    <style:style style:name="P13" style:family="paragraph">
      <loext:graphic-properties draw:fill="solid" draw:fill-color="#ffffff"/>
      <style:paragraph-properties fo:text-align="start"/>
      <style:text-properties fo:font-weight="bold"/>
    </style:style>
    <style:style style:name="P14" style:family="paragraph">
      <loext:graphic-properties draw:fill="none"/>
      <style:paragraph-properties fo:text-align="center"/>
      <style:text-properties style:font-name="Liberation Sans"/>
    </style:style>
    <style:style style:name="P15" style:family="paragraph">
      <loext:graphic-properties draw:fill="none"/>
      <style:paragraph-properties fo:text-align="center"/>
      <style:text-properties style:font-name="Liberation Sans" fo:font-size="6pt" style:font-size-asian="6pt" style:font-size-complex="6pt"/>
    </style:style>
    <style:style style:name="P16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/>
      <style:paragraph-properties fo:text-align="end"/>
      <style:text-properties style:font-name="Liberation Sans"/>
    </style:style>
    <style:style style:name="P18" style:family="paragraph">
      <loext:graphic-properties draw:fill="none"/>
      <style:paragraph-properties fo:text-align="end"/>
    </style:style>
    <style:style style:name="P19" style:family="paragraph">
      <loext:graphic-properties draw:fill="solid" draw:fill-color="#77bc65"/>
      <style:paragraph-properties fo:text-align="center"/>
    </style:style>
    <style:style style:name="P20" style:family="paragraph">
      <loext:graphic-properties draw:fill="solid" draw:fill-color="#ff6d6d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text-align="star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Liberation Sans" fo:font-size="6pt" style:font-size-asian="6pt" style:font-size-complex="6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style:text-position="sub 58%" style:font-name="Liberation Sans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5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8.053cm" svg:height="1.709cm" draw:transform="rotate (0.0780162175641465) translate (0.912211980320815cm 2.37803041806517cm)" svg:viewBox="0 0 8054 1710" svg:d="M0 1126c0 0 1322 730 2339 558 1016-171 903-1935 2255-1579 1351 357 1390-142 1888-103 499 39 1572 750 1572 750">
          <text:p/>
        </draw:path>
        <draw:custom-shape draw:style-name="gr9" draw:text-style-name="P2" draw:layer="layout" svg:width="0.625cm" svg:height="0.624cm" svg:x="6.875cm" svg:y="1cm">
          <text:p text:style-name="P1">Signal <text:span text:style-name="T3">a(t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8.023cm" svg:height="1.31cm" draw:transform="rotate (0.0780162175641465) translate (0.897856861644401cm 2.19440215446396cm)" svg:viewBox="0 0 8024 1311" svg:d="M0 1311c0 0 1676-1444 2609-1301 934 143 1159 1291 2031 1286s971-1050 1718-1118c746-68 1666 1133 1666 1133">
          <text:p/>
        </draw:path>
        <draw:path draw:style-name="gr11" draw:text-style-name="P3" draw:layer="layout" svg:width="8.116cm" svg:height="3.143cm" draw:transform="rotate (-0.259704992696756) translate (1.33050091724517cm 1.00713906934964cm)" svg:viewBox="0 0 8117 3144" svg:d="M0 1287c0 0 1181 1946 1786 1853 604-94 240-1266 677-1344 438-78 414 848 950 653 536-196 9-1426 549-1828s1223 710 1706 582c484-129 90-1332 589-1192 499 141 636 1022 1078 1137 442 114 782-466 782-466">
          <text:p/>
        </draw:path>
        <draw:custom-shape draw:style-name="gr9" draw:text-style-name="P2" draw:layer="layout" svg:width="0.625cm" svg:height="0.624cm" svg:x="6.875cm" svg:y="4.125cm">
          <text:p text:style-name="P1">Eingangssignal <text:span text:style-name="T3">u(t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25cm" svg:height="0.624cm" svg:x="6.875cm" svg:y="1cm">
          <text:p text:style-name="P1">Ausgangssignal <text:span text:style-name="T3">y(t)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line draw:style-name="gr12" draw:text-style-name="P3" draw:layer="layout" svg:x1="5cm" svg:y1="2cm" svg:x2="5cm" svg:y2="2.5cm">
          <text:p/>
        </draw:line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8.023cm" svg:height="1.04cm" draw:transform="rotate (0.0780162175641465) translate (0.998876584074482cm 3.48662945243749cm)" svg:viewBox="0 0 8024 1041" svg:d="M0 14c0 0 1251 779 2185 922 933 144 1583-931 2455-936s1304 1106 2051 1038c746-68 1333-1023 1333-1023">
          <text:p/>
        </draw:path>
        <draw:custom-shape draw:style-name="gr9" draw:text-style-name="P2" draw:layer="layout" svg:width="0.625cm" svg:height="0.624cm" svg:x="6.875cm" svg:y="4.125cm">
          <text:p text:style-name="P1"><text:span text:style-name="T4">Stetiges</text:span> Signal <text:span text:style-name="T3">a(t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25cm" svg:height="0.624cm" svg:x="6.875cm" svg:y="1cm">
          <text:p text:style-name="P1"><text:span text:style-name="T5">Nicht-stetiges</text:span> Signal <text:span text:style-name="T3">b(t)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cm" svg:y1="2.5cm" svg:x2="5cm" svg:y2="2cm">
          <text:p/>
        </draw:line>
        <draw:line draw:style-name="gr13" draw:text-style-name="P3" draw:layer="layout" svg:x1="5cm" svg:y1="2.5cm" svg:x2="9cm" svg:y2="2cm">
          <text:p/>
        </draw:line>
        <draw:custom-shape draw:style-name="gr14" draw:text-style-name="P8" draw:layer="layout" svg:width="0.25cm" svg:height="0.25cm" svg:x="4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25cm" svg:height="0.25cm" svg:x="4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.125cm" svg:y1="5cm" svg:x2="7.125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8" draw:text-style-name="P3" draw:layer="layout" svg:width="8.023cm" svg:height="1.04cm" draw:transform="rotate (0.0780162175641465) translate (0.998876584074482cm 3.23362945243749cm)" svg:viewBox="0 0 8024 1041" svg:d="M0 14c0 0 1251 779 2185 922 933 144 1583-931 2455-936s1304 1106 2051 1038c746-68 1333-1023 1333-1023">
          <text:p/>
        </draw:path>
        <draw:custom-shape draw:style-name="gr9" draw:text-style-name="P2" draw:layer="layout" svg:width="0.625cm" svg:height="0.624cm" svg:x="5.25cm" svg:y="4.125cm">
          <text:p text:style-name="P1">Stetiges <text:span text:style-name="T5">differenzierbares</text:span> Signal <text:span text:style-name="T3">a(t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25cm" svg:height="0.624cm" svg:x="5.25cm" svg:y="0.876cm">
          <text:p text:style-name="P1">Stetiges <text:span text:style-name="T5">nicht-differenzierbares</text:span> Signal <text:span text:style-name="T3">b(t)</text:span></text:p>
          <draw:enhanced-geometry svg:viewBox="0 0 21600 21600" draw:type="rectangle" draw:enhanced-path="M 0 0 L 21600 0 21600 21600 0 21600 0 0 Z N"/>
        </draw:custom-shape>
        <draw:path draw:style-name="gr13" draw:text-style-name="P9" draw:layer="layout" svg:width="7.994cm" svg:height="0.804cm" draw:transform="rotate (0.0780162175641465) translate (0.966201132846387cm 2.06765057628515cm)" svg:viewBox="0 0 7995 805" svg:d="M0 434c931-677 2800-534 2991 233 738 184 2358 310 2800-533 1256-27 2204 671 2204 671">
          <text:p/>
        </draw:path>
        <draw:custom-shape draw:style-name="gr15" draw:text-style-name="P10" draw:layer="layout" svg:width="0.25cm" svg:height="0.25cm" svg:x="3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25cm" svg:height="0.25cm" svg:x="6.625cm" svg:y="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>
        <draw:line draw:style-name="gr16" draw:text-style-name="P3" draw:layer="layout" svg:x1="7cm" svg:y1="2cm" svg:x2="7cm" svg:y2="5cm">
          <text:p/>
        </draw:line>
        <draw:line draw:style-name="gr16" draw:text-style-name="P3" draw:layer="layout" svg:x1="5cm" svg:y1="2cm" svg:x2="5cm" svg:y2="5cm">
          <text:p/>
        </draw:line>
        <draw:line draw:style-name="gr16" draw:text-style-name="P3" draw:layer="layout" svg:x1="3cm" svg:y1="2cm" svg:x2="3cm" svg:y2="5cm">
          <text:p/>
        </draw:line>
        <draw:line draw:style-name="gr17" draw:text-style-name="P3" draw:layer="layout" svg:x1="1cm" svg:y1="2cm" svg:x2="3cm" svg:y2="5cm">
          <text:p/>
        </draw:line>
        <draw:line draw:style-name="gr17" draw:text-style-name="P3" draw:layer="layout" svg:x1="3cm" svg:y1="2cm" svg:x2="5cm" svg:y2="5cm">
          <text:p/>
        </draw:line>
        <draw:line draw:style-name="gr17" draw:text-style-name="P3" draw:layer="layout" svg:x1="5cm" svg:y1="2cm" svg:x2="7cm" svg:y2="5cm">
          <text:p/>
        </draw:line>
        <draw:line draw:style-name="gr17" draw:text-style-name="P3" draw:layer="layout" svg:x1="7cm" svg:y1="2cm" svg:x2="9cm" svg:y2="5cm">
          <text:p/>
        </draw:line>
        <draw:path draw:style-name="gr13" draw:text-style-name="P3" draw:layer="layout" svg:width="2.235cm" svg:height="0.335cm" draw:transform="rotate (0.463733982254893) translate (6.85000756062592cm 1.70007988673938cm)" svg:viewBox="0 0 2236 336" svg:d="M0 335c224-447 1342-447 2236 1">
          <text:p/>
        </draw:path>
        <draw:path draw:style-name="gr13" draw:text-style-name="P3" draw:layer="layout" svg:width="2.235cm" svg:height="0.335cm" draw:transform="rotate (0.463733982254893) translate (4.85000756062592cm 2.70007988673938cm)" svg:viewBox="0 0 2236 336" svg:d="M0 335c224-447 1342-447 2236 1">
          <text:p/>
        </draw:path>
        <draw:custom-shape draw:style-name="gr15" draw:text-style-name="P10" draw:layer="layout" svg:width="0.25cm" svg:height="0.25cm" svg:x="6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3" draw:layer="layout" svg:width="2.235cm" svg:height="0.335cm" draw:transform="rotate (0.463733982254893) translate (2.85000756062592cm 3.70007988673938cm)" svg:viewBox="0 0 2236 336" svg:d="M0 335c224-447 1342-447 2236 1">
          <text:p/>
        </draw:path>
        <draw:custom-shape draw:style-name="gr15" draw:text-style-name="P10" draw:layer="layout" svg:width="0.25cm" svg:height="0.25cm" svg:x="4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25cm" svg:height="0.624cm" svg:x="5.25cm" svg:y="0.126cm">
          <text:p text:style-name="P1"><text:span text:style-name="T5">Abschnittsweise </text:span><text:span text:style-name="T6">differenzierbares </text:span>Signal <text:span text:style-name="T3">a(t)</text:span></text:p>
          <draw:enhanced-geometry svg:viewBox="0 0 21600 21600" draw:type="rectangle" draw:enhanced-path="M 0 0 L 21600 0 21600 21600 0 21600 0 0 Z N"/>
        </draw:custom-shape>
        <draw:path draw:style-name="gr13" draw:text-style-name="P3" draw:layer="layout" svg:width="2.235cm" svg:height="0.335cm" draw:transform="rotate (0.463733982254893) translate (0.850007560625921cm 4.70007988673938cm)" svg:viewBox="0 0 2236 336" svg:d="M0 335c224-447 1342-447 2236 1">
          <text:p/>
        </draw:path>
        <draw:custom-shape draw:style-name="gr15" draw:text-style-name="P10" draw:layer="layout" svg:width="0.25cm" svg:height="0.25cm" svg:x="2.8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4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4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6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5cm" svg:height="0.5cm" draw:transform="skewX (-0.00401425727958696) rotate (-0.00314159265359073) translate (8.125cm 2.998cm)">
          <text:p text:style-name="P12">a(t)/dt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1cm" svg:y1="4cm" svg:x2="9cm" svg:y2="3cm">
          <text:p text:style-name="P1"><text:span text:style-name="T1">Eingangssignal u(t)</text:span></text:p>
          <text:p text:style-name="P1"><text:span text:style-name="T1"/></text:p>
        </draw:line>
        <draw:line draw:style-name="gr21" draw:text-style-name="P14" draw:layer="layout" svg:x1="1cm" svg:y1="3cm" svg:x2="9cm" svg:y2="1cm">
          <text:p text:style-name="P1"><text:span text:style-name="T1">Ausgangssignal y(t)</text:span></text:p>
          <text:p text:style-name="P1"><text:span text:style-name="T1"/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22" draw:text-style-name="P15" draw:layer="layout" svg:x1="1cm" svg:y1="4cm" svg:x2="1cm" svg:y2="3cm">
          <text:p text:style-name="P1"><text:span text:style-name="T7"/></text:p>
          <text:p text:style-name="P1"><text:span text:style-name="T7"/></text:p>
          <text:p text:style-name="P1"><text:span text:style-name="T7">Faktor k</text:span></text:p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1cm" svg:y1="3cm" svg:x2="9cm" svg:y2="1cm">
          <text:p text:style-name="P1"><text:span text:style-name="T1">Eingangssignal u(t)</text:span></text:p>
          <text:p text:style-name="P1"><text:span text:style-name="T1"/></text:p>
        </draw:line>
        <draw:line draw:style-name="gr21" draw:text-style-name="P14" draw:layer="layout" svg:x1="1cm" svg:y1="4cm" svg:x2="9cm" svg:y2="2cm">
          <text:p text:style-name="P1"><text:span text:style-name="T1"/></text:p>
          <text:p text:style-name="P1"><text:span text:style-name="T1">Ausgangssignal y(t)</text:span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23" draw:text-style-name="P16" draw:layer="layout" svg:x1="1cm" svg:y1="3cm" svg:x2="5cm" svg:y2="3cm">
          <text:p text:style-name="P1"><text:span text:style-name="T8">Versatz △t</text:span></text:p>
          <text:p text:style-name="P1"><text:span text:style-name="T8"/></text:p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1cm" svg:y1="5cm" svg:x2="9cm" svg:y2="4cm">
          <text:p text:style-name="P6"><text:span text:style-name="T1"/></text:p>
          <text:p text:style-name="P6"><text:span text:style-name="T1">Eingangssignal u(t)</text:span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ath draw:style-name="gr11" draw:text-style-name="P18" draw:layer="layout" svg:width="7.999cm" svg:height="3.999cm" svg:x="1cm" svg:y="1cm" svg:viewBox="0 0 8000 4000" svg:d="M0 4000c674-11 1373-85 2000-250 3387-890 6010-3761 6000-3750">
          <text:p/>
        </draw:path>
        <draw:custom-shape draw:style-name="gr24" draw:text-style-name="P7" draw:layer="layout" svg:width="1.75cm" svg:height="0.5cm" svg:x="6.625cm" svg:y="1cm">
          <text:p text:style-name="P6">Ausgangssignal y(t)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1cm" svg:y1="5cm" svg:x2="9cm" svg:y2="4cm">
          <text:p text:style-name="P6"><text:span text:style-name="T1"/></text:p>
          <text:p text:style-name="P6"><text:span text:style-name="T1">Eingangssignal u(t)</text:span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polyline draw:style-name="gr11" draw:text-style-name="P3" draw:layer="layout" svg:width="8.309cm" svg:height="2.231cm" draw:transform="rotate (0.124441975667196) translate (0.753764589660849cm 3.03150790830377cm)" svg:viewBox="0 0 8310 2232" draw:points="0,1984 1985,2232 4031,1984 6140,1240 8310,0">
          <text:p/>
        </draw:polyline>
        <draw:custom-shape draw:style-name="gr24" draw:text-style-name="P7" draw:layer="layout" svg:width="1.75cm" svg:height="0.5cm" svg:x="6.75cm" svg:y="1.75cm">
          <text:p text:style-name="P6">Ausgangssignal y(t)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25cm" svg:height="0.25cm" svg:x="0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0.25cm" svg:height="0.25cm" svg:x="2.87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0.25cm" svg:height="0.25cm" svg:x="4.8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0.25cm" svg:height="0.25cm" svg:x="6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0.25cm" svg:height="0.25cm" svg:x="8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0.25cm" svg:height="0.25cm" svg:x="2.875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0.25cm" svg:height="0.25cm" svg:x="6.875cm" svg:y="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0.25cm" svg:height="0.25cm" svg:x="8.8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cm" svg:y1="4cm" svg:x2="3cm" svg:y2="4cm">
          <text:p text:style-name="P21"><text:span text:style-name="T8">Schritt △t</text:span></text:p>
          <text:p text:style-name="P21"><text:span text:style-name="T8"/></text:p>
        </draw:line>
      </draw:page>
      <draw:page draw:name="page10" draw:style-name="dp1" draw:master-page-name="Standard">
        <draw:custom-shape draw:style-name="gr1" draw:text-style-name="P2" draw:layer="layout" svg:width="0.5cm" svg:height="0.5cm" svg:x="0.25cm" svg:y="1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2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svg:x="0.25cm" svg:y="3.75cm">
          <text:p text:style-name="P1">1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1cm" svg:y1="5cm" svg:x2="9cm" svg:y2="4.5cm">
          <text:p text:style-name="P6"><text:span text:style-name="T1">u</text:span><text:span text:style-name="T9">1</text:span><text:span text:style-name="T1">(t) </text:span></text:p>
          <text:p text:style-name="P6"><text:span text:style-name="T1"/></text:p>
        </draw:line>
        <draw:line draw:style-name="gr3" draw:text-style-name="P3" draw:layer="layout" svg:x1="1cm" svg:y1="5.25cm" svg:x2="1cm" svg:y2="0.5cm">
          <text:p/>
        </draw:line>
        <draw:line draw:style-name="gr4" draw:text-style-name="P3" draw:layer="layout" svg:x1="0.75cm" svg:y1="5cm" svg:x2="9.5cm" svg:y2="5cm">
          <text:p/>
        </draw:line>
        <draw:custom-shape draw:style-name="gr6" draw:text-style-name="P5" draw:layer="layout" svg:width="0.5cm" svg:height="0.5cm" svg:x="9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0.75cm" svg:y1="4cm" svg:x2="1cm" svg:y2="4cm">
          <text:p/>
        </draw:line>
        <draw:line draw:style-name="gr7" draw:text-style-name="P3" draw:layer="layout" svg:x1="0.75cm" svg:y1="3cm" svg:x2="1cm" svg:y2="3cm">
          <text:p/>
        </draw:line>
        <draw:line draw:style-name="gr7" draw:text-style-name="P3" draw:layer="layout" svg:x1="0.75cm" svg:y1="2cm" svg:x2="1cm" svg:y2="2cm">
          <text:p/>
        </draw:line>
        <draw:line draw:style-name="gr7" draw:text-style-name="P3" draw:layer="layout" svg:x1="2cm" svg:y1="5cm" svg:x2="2cm" svg:y2="5.25cm">
          <text:p/>
        </draw:line>
        <draw:line draw:style-name="gr7" draw:text-style-name="P3" draw:layer="layout" svg:x1="3cm" svg:y1="5cm" svg:x2="3cm" svg:y2="5.25cm">
          <text:p/>
        </draw:line>
        <draw:line draw:style-name="gr7" draw:text-style-name="P3" draw:layer="layout" svg:x1="4cm" svg:y1="5cm" svg:x2="4cm" svg:y2="5.25cm">
          <text:p/>
        </draw:line>
        <draw:line draw:style-name="gr7" draw:text-style-name="P3" draw:layer="layout" svg:x1="5cm" svg:y1="5cm" svg:x2="5cm" svg:y2="5.25cm">
          <text:p/>
        </draw:line>
        <draw:line draw:style-name="gr7" draw:text-style-name="P3" draw:layer="layout" svg:x1="6cm" svg:y1="5cm" svg:x2="6cm" svg:y2="5.25cm">
          <text:p/>
        </draw:line>
        <draw:line draw:style-name="gr7" draw:text-style-name="P3" draw:layer="layout" svg:x1="7cm" svg:y1="5cm" svg:x2="7cm" svg:y2="5.25cm">
          <text:p/>
        </draw:line>
        <draw:line draw:style-name="gr7" draw:text-style-name="P3" draw:layer="layout" svg:x1="8cm" svg:y1="5cm" svg:x2="8cm" svg:y2="5.25cm">
          <text:p/>
        </draw:line>
        <draw:custom-shape draw:style-name="gr1" draw:text-style-name="P2" draw:layer="layout" svg:width="0.5cm" svg:height="0.5cm" svg:x="1.75cm" svg:y="5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2.75cm" svg:y="5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75cm" svg:y="5.2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75cm" svg:y="5.2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.7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6.75cm" svg:y="5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7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75cm" svg:y="5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0.25cm" svg:y="4.75cm">
          <text:p text:style-name="P1">0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1cm" svg:y1="4.5cm" svg:x2="9cm" svg:y2="5cm">
          <text:p text:style-name="P22"><text:s/>u<text:span text:style-name="T10">2</text:span>(t)</text:p>
          <text:p text:style-name="P22"/>
        </draw:line>
        <draw:custom-shape draw:style-name="gr15" draw:text-style-name="P8" draw:layer="layout" svg:width="0.25cm" svg:height="0.25cm" svg:x="4.875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3" draw:layer="layout" svg:width="8.543cm" svg:height="0.311cm" draw:transform="rotate (0.358839694210034) translate (0.945250494867565cm 4.85403196611004cm)" svg:viewBox="0 0 8544 312" svg:d="M0 156c0 0 2268-351 4272 0s4272 0 4272 0">
          <text:p/>
        </draw:path>
        <draw:custom-shape draw:style-name="gr25" draw:text-style-name="P19" draw:layer="layout" svg:width="0.25cm" svg:height="0.25cm" svg:x="4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1.75cm" svg:height="0.5cm" svg:x="6.5cm" svg:y="1.75cm">
          <text:p text:style-name="P6">Ausgangssignal y(t)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1cm" svg:y1="3.5cm" svg:x2="5cm" svg:y2="3.5cm">
          <text:p text:style-name="P21"><text:span text:style-name="T8">u</text:span><text:span text:style-name="T11">2</text:span><text:span text:style-name="T8">(t) &gt; u</text:span><text:span text:style-name="T11">1</text:span><text:span text:style-name="T8">(t)</text:span></text:p>
          <text:p text:style-name="P21"><text:span text:style-name="T8"/></text:p>
        </draw:line>
        <draw:line draw:style-name="gr27" draw:text-style-name="P1" draw:layer="layout" svg:x1="5cm" svg:y1="3.5cm" svg:x2="9cm" svg:y2="3.5cm">
          <text:p text:style-name="P21"><text:span text:style-name="T8">u</text:span><text:span text:style-name="T11">2</text:span><text:span text:style-name="T8">(t) &lt; u</text:span><text:span text:style-name="T11">1</text:span><text:span text:style-name="T8">(t)</text:span></text:p>
          <text:p text:style-name="P21"><text:span text:style-name="T8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2" draw:display-name="Linienspitzen 2" svg:viewBox="0 0 20 20" svg:d="M0 20l10-20 10 20z"/>
    <draw:marker draw:name="Linienspitzen_20_5" draw:display-name="Linienspitzen 5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1T07:47:48.758801300</meta:creation-date>
    <dc:date>2025-10-21T14:57:22.576340100</dc:date>
    <meta:editing-duration>PT4H52M1S</meta:editing-duration>
    <meta:editing-cycles>48</meta:editing-cycles>
    <meta:generator>LibreOffice/25.8.1.1$Windows_X86_64 LibreOffice_project/54047653041915e595ad4e45cccea684809c77b5</meta:generator>
    <meta:document-statistic meta:object-count="330"/>
  </office:meta>
</office:document-meta>
</file>